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3">
      <style:paragraph-properties fo:break-before="page"/>
    </style:style>
    <style:style style:name="P83" style:family="paragraph" style:parent-style-name="Quotations" style:list-style-name="L3">
      <style:paragraph-properties fo:margin-left="0.998cm" fo:margin-right="0.998cm" fo:text-indent="0cm" style:auto-text-indent="false"/>
      <style:text-properties fo:language="ru" fo:country="RU"/>
    </style:style>
    <style:style style:name="P84" style:family="paragraph" style:parent-style-name="Heading_20_4">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2513014006116094913"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2740798819633090575" text:style-name="диалог">
        <text:list-item>
          <text:p text:style-name="P88">Ты переживаешь напрасно!</text:p>
        </text:list-item>
      </text:list>
      <text:p text:style-name="P12"><text:soft-page-break/>Или:</text:p>
      <text:list xml:id="list41293953"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284992"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80</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4035292221825304017"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81</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281044"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9153051644320326707"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2</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299432" text:continue-list="list41284992"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302357" text:continue-list="list41281044"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6"/>
      <text:h text:style-name="P78"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295908" text:continue-list="list41299432"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286528"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285965"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308863"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289366"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304193"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291963"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282470"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281486"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303443"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306828"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283594"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283666"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278325" text:continue-numbering="true" text:style-name="диалог">
        <text:list-item>
          <text:p text:style-name="P88">Мы же живем вместе, что тебе еще надо?!</text:p>
        </text:list-item>
      </text:list>
      <text:p text:style-name="P12">Или:</text:p>
      <text:list xml:id="list41280101"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291802" text:continue-numbering="true" text:style-name="диалог">
        <text:list-item>
          <text:p text:style-name="P88">Что ты выдумываешь?</text:p>
        </text:list-item>
      </text:list>
      <text:p text:style-name="P12"><text:soft-page-break/>Или:</text:p>
      <text:list xml:id="list41299254"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278017"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296195"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291874" text:continue-list="list41302357"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8"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298758" text:continue-list="list41296195"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305040"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294032"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283436"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293441"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278836" text:continue-list="list41291874"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278786" text:continue-list="list41293441"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288817"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283032"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278659"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285349"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286495"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295624"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280450" text:continue-numbering="true" text:style-name="диалог">
        <text:list-item>
          <text:p text:style-name="P88">Я вчера ходил в кино.</text:p>
        </text:list-item>
      </text:list>
      <text:p text:style-name="P12">Мы едем в за город отдыхать, он скажет:</text:p>
      <text:list xml:id="list41287086"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308702"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295586"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289807"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292564"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302809"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308602"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282241"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299493"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289983"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277465"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295822"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283029"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289666"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292723"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284011"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280914"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281252"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285788"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303156"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293857" text:continue-numbering="true" text:style-name="диалог">
        <text:list-item>
          <text:p text:style-name="P88">Неужели тебе нравятся такое общение!?</text:p>
        </text:list-item>
      </text:list>
      <text:p text:style-name="P25">Ответ всегда был один:</text:p>
      <text:list xml:id="list41294064"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287348" text:continue-list="list41278836"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281993" text:continue-list="list41294064"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292962"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4518959357310254275"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307213" text:continue-list="list41292962"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305962"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308094"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282037"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279792"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307039"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285364"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280577" text:continue-numbering="true" text:style-name="диалог">
        <text:list-item>
          <text:p text:style-name="P92">Пойдем купим тебе что-нибудь новое.</text:p>
        </text:list-item>
      </text:list>
      <text:p text:style-name="P3">Он отвечал:</text:p>
      <text:list xml:id="list41287916"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297381"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290753"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306319"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302647"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307381"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287706"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288738"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306156"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308761"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295080"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287224"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280194"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285987"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291708"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290040"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305511"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302635" text:continue-numbering="true" text:style-name="диалог">
        <text:list-item>
          <text:p text:style-name="P92">А я тут при чем?!</text:p>
        </text:list-item>
      </text:list>
      <text:p text:style-name="P3">Или:</text:p>
      <text:list xml:id="list41299947"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295411"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306223"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289268"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288820"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278529"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300394"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278892"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307359"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287120"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297626"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292250"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292139"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1302075"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1278910"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304083"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287273"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302430" text:continue-numbering="true" text:style-name="диалог">
        <text:list-item>
          <text:p text:style-name="P92">Но ведь было же!</text:p>
        </text:list-item>
      </text:list>
      <text:p text:style-name="P3">Но мне повторяли и повторяли:</text:p>
      <text:list xml:id="list41284307"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279085"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291490"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302248"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290009"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282678"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306753"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307185"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293594" text:continue-numbering="true" text:style-name="диалог">
        <text:list-item>
          <text:p text:style-name="P92">Да все считают, что ты неадекватная!</text:p>
        </text:list-item>
      </text:list>
      <text:p text:style-name="P3">Или:</text:p>
      <text:list xml:id="list41294885"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294510"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285969"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289002"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289489"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286391"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1301160"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287914"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305059"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289909"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304640"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298449"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1283590" text:continue-list="list4518959357310254275"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301485" text:continue-list="list41298449"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299228"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286762"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288102"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296754"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306311"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294626"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285083"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281111"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283886"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279803"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299735"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303160"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286834"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278306"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293806"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284730"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292928"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291497"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278968"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290978"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281307" text:continue-list="list41283590"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300494" text:continue-list="list41290978"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277712"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307765"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281850"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302397"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284284"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281002"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294043"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279255"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296367"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304252"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285261"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289201"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307891"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300316"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298193"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295776"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1300898"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295504"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287462" text:continue-numbering="true" text:style-name="диалог">
        <text:list-item>
          <text:p text:style-name="P112"><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1285299"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290706"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304597"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3">Я нашла диалог с его другом, к которому он обратился за советом по ухаживанию за ней:</text:p>
      <text:list xml:id="list41304990"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288321" text:continue-list="list41287348"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298461" text:continue-list="list41304990" text:style-name="диалог">
        <text:list-item>
          <text:p text:style-name="P112"><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302669"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293757"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297960"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305271"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41284751"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1306032"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290954"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1291451"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299741"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307524"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278751"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1283992"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1295687"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285158"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299507" text:continue-numbering="true" text:style-name="диалог">
        <text:list-item>
          <text:p text:style-name="P92"><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286334"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285379"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278653"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1">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1278312"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1">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1">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41308573"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41309024"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text:span><text:soft-page-break/><text:span text:style-name="T13">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1">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300029" text:continue-numbering="true" text:style-name="диалог">
        <text:list-item>
          <text:p text:style-name="P92">Что, ручки из жопы?</text:p>
        </text:list-item>
      </text:list>
      <text:p text:style-name="P3"><text:soft-page-break/>Или:</text:p>
      <text:list xml:id="list41289149"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Это мой неправдивый аргумент?..<text:span text:style-name="T52">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306578" text:continue-list="list41288321" text:style-name="список_20_перечисление">
        <text:list-item>
          <text:p text:style-name="P94">вам необходимо осознать, что вами манипулируют (или манипулировали);</text:p>
        </text:list-item>
        <text:list-item>
          <text:p text:style-name="P94">вам необходимо избавиться от иллюзий</text:p>
        </text:list-item>
        <text:list-item>
          <text:p text:style-name="P113"><text:span text:style-name="T23">вам необходимо вдолбить себе в голову (!), зарубить себе на носу, что </text:span><text:span text:style-name="_31__20_Text"><text:span text:style-name="T23">ВЫ НИ В ЧЕМ НЕ ВИНОВАТЫ</text:span></text:span><text:span text:style-name="T26">!</text:span></text:p>
        </text:list-item>
      </text:list>
      <text:p text:style-name="P3">Осознание факта манипуляций даст вам ответ на большинство ваших вопросов, таких, как:</text:p>
      <text:list xml:id="list41276894" text:continue-list="list41289149"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285426"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293898"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280912"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282830"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305566"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285127" text:continue-numbering="true" text:style-name="диалог">
        <text:list-item>
          <text:p text:style-name="P116">Ты одна тут?</text:p>
        </text:list-item>
      </text:list>
      <text:p text:style-name="P29">И вы говорите, мол:</text:p>
      <text:list xml:id="list41278573"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291909"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294481"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из моего личного опыта. Однажды вечером мне звонит знакомый, поведение которого явно говорит о том, что я ему нравлюсь:</text:p>
      <text:list xml:id="list41301216"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286218"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284609"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3">ными в себе, избавиться от своих комплексов и </text:span><text:span text:style-name="T14">завести от</text:span><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8544634526558326148" text:style-name="L3">
        <text:list-header>
          <text:p text:style-name="P83"><text:s/>— А это как?</text:p>
          <text:p text:style-name="P83"><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text:soft-page-break/>Филипп Богачев, «Секреты уличных знакомств»</text:p>
      <text:p text:style-name="P26"/>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4"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3834649705186123225"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276478" text:continue-list="list41281307"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6553822862322656812"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290222" text:continue-list="list41306578"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282183"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но он </text:span><text:span text:style-name="T14">настаивает</text:span><text:span text:style-name="T13"> на факте измены, пытаясь узнать </text:span><text:span text:style-name="T14">с кем</text:span><text:span text:style-name="T13">.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oft-page-break/><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pan text:style-name="T21">носится! Может выступать предвестником шизофрении и бредовых расстройств.</text:span></text:p>
      <text:h text:style-name="P84"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285059"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парадоксально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285432"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306856" text:continue-list="list41276478"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304940" text:continue-list="list41285432"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7120768466015338893"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307175" text:continue-list="list41304940"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301087"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4"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2041609212962260046"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298183" text:continue-list="list41301087"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281012" text:continue-list="list41284609"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301671"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281132"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же это <text:span text:style-name="T1">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289967"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289119"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301472"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286014"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294862"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282773"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 Поверьте, если он знает, что выгоды нет (кто же хочет напрягаться?), он не станет потакать вашим «глупым идеям».</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text:soft-page-break/>нуть с темы, перебивая, высмеивая и иронизируя над вашими чувствами или вовсе игнорирует их.</text:p>
      <text:list xml:id="list41291532"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283830"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295618"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308466" text:continue-numbering="true" text:style-name="диалог">
        <text:list-item>
          <text:p text:style-name="P92"><text:soft-page-break/>У меня такое впечатление, что тебе просто неинтересно меня слушать.</text:p>
        </text:list-item>
        <text:list-item>
          <text:p text:style-name="P92">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295521"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привязанно<text:bookmark-end text:name="Izoliatsiia_zhiertvy_ot_ieie_okruzhienii"/>сть к вашим друзьям, то потихоньку начинает с ними ссориться или ссорить вас.</text:p>
      <text:list xml:id="list41287569"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text:soft-page-break/>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Параллельно с этим, он еще может <text:span text:style-name="T1">воздействовать</text:span> на ваше окружение! Ваши подруги вам молча завидуют, вашим родителям он нравится, ухажеры отступают перед серьезным конкурентом. Мама без ума от его харизмы, а папа нашел себе собеседника на тему «рыбалка». Ваша попытка пожаловаться им на вашего идеального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text:soft-page-break/>об этом своим родителям — они вам не поверят. Мои мама и сестра, например, поначалу списывали все на мою эмоциональность.</text:p>
      <text:p text:style-name="P3">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279866"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307212" text:continue-numbering="true" text:style-name="диалог">
        <text:list-item>
          <text:p text:style-name="P92">Милый, ну скажи, что не так? Ну прости, если я тебя чем-то обидела!</text:p>
        </text:list-item>
      </text:list>
      <text:p text:style-name="P3">И вот вы уже просите прощение за что-то,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text:soft-page-break/>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303600"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280943"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286435"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307297"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304455"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290218"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308667"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292499"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307937"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287664"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276876"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291534"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293753"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283986"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293042"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300684"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300290"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295384"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291367"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290427"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294069"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280472"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280759"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301243"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296071"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289735"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277392"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289611"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307141"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300174"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296969"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286405"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279289"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305503"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301212"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299338"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297742"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298378"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304427"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292279"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303028"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289036"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305294"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295714"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304392"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291752"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282444"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292995"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282734"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292413"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279464"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297133"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308418"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292427"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293588"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295549"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301483"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278493"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288655"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280920"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287316"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278926"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308692"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307673"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280384"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4"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290532"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291818"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300739"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4"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4348629725719550362"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56571642865935049"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288632" text:continue-list="list41300739"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302303"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281761"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277048"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292064"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298189"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308945"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280361"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294896"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301410"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278062"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296722"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304773"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277005"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280902"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303080" text:continue-numbering="true" text:style-name="диалог">
        <text:list-item>
          <text:p text:style-name="P92">Так будет лучше для нас.</text:p>
        </text:list-item>
      </text:list>
      <text:p text:style-name="P3">Или:</text:p>
      <text:list xml:id="list41305686"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282761" text:continue-list="list41306856"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295100" text:continue-list="list41282761"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290398" text:continue-list="list41305686"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307481"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Игра на ваших эмоцияхили психологические триггеры</text:chapter></text:p>
      </style:header-left>
      <style:footer>
        <text:p text:style-name="Footer"/>
      </style:footer>
      <style:footer-left>
        <text:p text:style-name="Footer"><text:page-number text:select-page="current">444</text:page-number></text:p>
      </style:footer-left>
    </style:master-page>
    <style:master-page style:name="Right_20_Page" style:display-name="Right Page" style:page-layout-name="Mpm5" style:next-style-name="Left_20_Page">
      <style:header>
        <text:p text:style-name="MP1"><text:chapter text:display="name" text:outline-level="4">Игра на ваших эмоцияхили психологические триггеры</text:chapter> </text:p>
      </style:header>
      <style:footer>
        <text:p text:style-name="Footer"><text:page-number text:select-page="current">44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17T21:09:54.19</dc:date>
    <meta:editing-cycles>1278</meta:editing-cycles>
    <meta:editing-duration>P37DT18H15M31S</meta:editing-duration>
    <meta:document-statistic meta:table-count="1" meta:image-count="0" meta:object-count="0" meta:page-count="586" meta:paragraph-count="4225" meta:word-count="105587" meta:character-count="6619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